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2.378cm"/>
    </style:style>
    <style:style style:name="co3" style:family="table-column">
      <style:table-column-properties fo:break-before="auto" style:column-width="10.199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5.644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zone1286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Z1</text:p>
          </table:table-cell>
          <table:table-cell office:value-type="string" calcext:value-type="string">
            <text:p>MagneticBuzzer_ProSignal_ABI-010-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zze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CP_Radial_D5.0mm_P2.0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 4.7u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4,C5</text:p>
          </table:table-cell>
          <table:table-cell office:value-type="string" calcext:value-type="string">
            <text:p>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u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D3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C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JACK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inSocket_1x08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8_Mal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1,R2,R5</text:p>
          </table:table-cell>
          <table:table-cell office:value-type="string" calcext:value-type="string">
            <text:p>R_0603_1608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0k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S-12F23_SLIDE_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DT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SW_TH_Tactile_Omron_B3F-4050 or 4-55 + <text:s/>A25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SW_TH_Tactile_Omron_B3F-4050 or 4-55 + <text:s/>A25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SW_TH_Tactile_Omron_B3F-4050 or 4-55 + <text:s/>A25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ESP-WROOM-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WROOM-3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JLX12864G_128x64_2.11in_LCD_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LX12864G-LC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15T11:15:22.648359897</dc:date>
    <meta:editing-duration>PT8M49S</meta:editing-duration>
    <meta:editing-cycles>2</meta:editing-cycles>
    <meta:generator>LibreOffice/6.4.6.2$Linux_X86_64 LibreOffice_project/40$Build-2</meta:generator>
    <meta:document-statistic meta:table-count="1" meta:cell-count="91" meta:object-count="0"/>
  </office:meta>
</office:document-meta>
</file>